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9664" officeooo:paragraph-rsid="00109664"/>
    </style:style>
    <style:style style:name="P3" style:family="paragraph" style:parent-style-name="Standard">
      <style:paragraph-properties fo:text-align="start" style:justify-single-word="false"/>
      <style:text-properties officeooo:rsid="00109664" officeooo:paragraph-rsid="00124f40"/>
    </style:style>
    <style:style style:name="P4" style:family="paragraph" style:parent-style-name="Standard">
      <style:paragraph-properties fo:text-align="start" style:justify-single-word="false"/>
      <style:text-properties officeooo:rsid="00109664" officeooo:paragraph-rsid="001a2317"/>
    </style:style>
    <style:style style:name="P5" style:family="paragraph" style:parent-style-name="Standard">
      <style:paragraph-properties fo:text-align="start" style:justify-single-word="false"/>
      <style:text-properties officeooo:rsid="00124f40" officeooo:paragraph-rsid="00124f40"/>
    </style:style>
    <style:style style:name="P6" style:family="paragraph" style:parent-style-name="Standard">
      <style:paragraph-properties fo:text-align="start" style:justify-single-word="false"/>
      <style:text-properties officeooo:rsid="0017b524" officeooo:paragraph-rsid="00124f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664" style:font-weight-asian="bold" style:font-weight-complex="bold"/>
    </style:style>
    <style:style style:name="T3" style:family="text">
      <style:text-properties fo:font-weight="bold" officeooo:rsid="00124f40" style:font-weight-asian="bold" style:font-weight-complex="bold"/>
    </style:style>
    <style:style style:name="T4" style:family="text">
      <style:text-properties fo:font-weight="bold" officeooo:rsid="001c1fb4" style:font-weight-asian="bold" style:font-weight-complex="bold"/>
    </style:style>
    <style:style style:name="T5" style:family="text">
      <style:text-properties fo:font-weight="bold" officeooo:rsid="002231aa" style:font-weight-asian="bold" style:font-weight-complex="bold"/>
    </style:style>
    <style:style style:name="T6" style:family="text">
      <style:text-properties fo:font-weight="normal" officeooo:rsid="00124f40" style:font-weight-asian="normal" style:font-weight-complex="normal"/>
    </style:style>
    <style:style style:name="T7" style:family="text">
      <style:text-properties fo:font-weight="normal" officeooo:rsid="00138db9" style:font-weight-asian="normal" style:font-weight-complex="normal"/>
    </style:style>
    <style:style style:name="T8" style:family="text">
      <style:text-properties fo:font-weight="normal" officeooo:rsid="001654b0" style:font-weight-asian="normal" style:font-weight-complex="normal"/>
    </style:style>
    <style:style style:name="T9" style:family="text">
      <style:text-properties fo:font-weight="normal" officeooo:rsid="0017b524" style:font-weight-asian="normal" style:font-weight-complex="normal"/>
    </style:style>
    <style:style style:name="T10" style:family="text">
      <style:text-properties fo:font-weight="normal" officeooo:rsid="00194524" style:font-weight-asian="normal" style:font-weight-complex="normal"/>
    </style:style>
    <style:style style:name="T11" style:family="text">
      <style:text-properties fo:font-weight="normal" officeooo:rsid="001a2317" style:font-weight-asian="normal" style:font-weight-complex="normal"/>
    </style:style>
    <style:style style:name="T12" style:family="text">
      <style:text-properties fo:font-weight="normal" officeooo:rsid="001c1fb4" style:font-weight-asian="normal" style:font-weight-complex="normal"/>
    </style:style>
    <style:style style:name="T13" style:family="text">
      <style:text-properties fo:font-weight="normal" officeooo:rsid="001c67f2" style:font-weight-asian="normal" style:font-weight-complex="normal"/>
    </style:style>
    <style:style style:name="T14" style:family="text">
      <style:text-properties fo:font-weight="normal" officeooo:rsid="001edc7c" style:font-weight-asian="normal" style:font-weight-complex="normal"/>
    </style:style>
    <style:style style:name="T15" style:family="text">
      <style:text-properties fo:font-weight="normal" officeooo:rsid="002231aa" style:font-weight-asian="normal" style:font-weight-complex="normal"/>
    </style:style>
    <style:style style:name="T16" style:family="text">
      <style:text-properties fo:font-weight="normal" officeooo:rsid="0023582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10"/><text:span text:style-name="T2">2I013 – Rapport</text:span></text:p>
      <text:p text:style-name="P1"><text:span text:style-name="T2"/></text:p>
      <text:p text:style-name="P1"><text:alphabetical-index-mark text:string-value="Introduction"/><text:alphabetical-index-mark text:string-value="Introduction"/></text:p>
      <text:p text:style-name="P1"><text:span text:style-name="T2"/></text:p>
      <text:p text:style-name="P2"><text:span text:style-name="T1">I. Introduction</text:span></text:p>
      <text:p text:style-name="P3"><text:span text:style-name="T3">II. Problématique</text:span></text:p>
      <text:p text:style-name="P3"><text:span text:style-name="T3">III. Démarche utilisée </text:span><text:span text:style-name="T4">et </text:span><text:span text:style-name="T3">p</text:span><text:span text:style-name="T4">roblèmes rencontrés </text:span></text:p>
      <text:p text:style-name="P3"><text:span text:style-name="T3">IV. Implémentation de l’algorithme génétique</text:span></text:p>
      <text:p text:style-name="P3"><text:span text:style-name="T3">V. </text:span><text:span text:style-name="T5">Implémentation</text:span><text:span text:style-name="T3"> des arbres de décision</text:span></text:p>
      <text:p text:style-name="P3"><text:span text:style-name="T3">VI. Présentation des stratégies</text:span></text:p>
      <text:p text:style-name="P3"><text:span text:style-name="T3">VII. Conclusion /Avis</text:span></text:p>
      <text:p text:style-name="P3"><text:span text:style-name="T3"/></text:p>
      <text:p text:style-name="P3"><text:span text:style-name="T1"/></text:p>
      <text:p text:style-name="P3"><text:span text:style-name="T1"/></text:p>
      <text:p text:style-name="P5"><text:span text:style-name="T1">(faire une table de matière avec les n° de pages et une page de garde)</text:span></text:p>
      <text:p text:style-name="P3"><text:span text:style-name="T1"/></text:p>
      <text:p text:style-name="P3"><text:span text:style-name="T1"/></text:p>
      <text:p text:style-name="P3"><text:span text:style-name="T3">I. Introduction</text:span></text:p>
      <text:p text:style-name="P3"><text:span text:style-name="T3"><text:tab/></text:span></text:p>
      <text:p text:style-name="P4"><text:span text:style-name="T8"><text:tab/></text:span><text:span text:style-name="T9">Ce projet s’intéresse à la programmation des stratégies pour l’automatisation des joueurs dans le jeu de <text:s/>« football » crée par M. Baskiotis (lien : </text:span><text:a xlink:type="simple" xlink:href="https://github.com/baskiotisn/SoccerSimulator-2017/tree/master/resultats" text:style-name="Internet_20_link" text:visited-style-name="Visited_20_Internet_20_Link"><text:span text:style-name="T9">https://github.com/baskiotisn/SoccerSimulator-2017/tree/master/resultats</text:span></text:a><text:span text:style-name="T9">). Dans ce jeu, les joueurs peuvent s’affronter dans plusieurs types de matchs : en 1 contre 1, en 2 contre 2 ou encore en 4 contre 4. </text:span><text:span text:style-name="T10">Les joueurs et la balle peuvent se déplacer partout sur un terrain de jeu dont la taille est fixée par deux constantes </text:span><text:span text:style-name="T15">et avec deux cages placés </text:span><text:span text:style-name="T16">aux bords verticaux</text:span><text:span text:style-name="T15">.</text:span><text:span text:style-name="T10"> Si la balle touche les bords du terrain, elle rebondit, par contre les joueurs ne rebondissent pas et perdent toute leurs vitesses. Les joueurs ne sont pas considérés comme des obstacles à la balle, celle-ci peut les croiser sans rebondir. Chaque match est joué en temps discret, donn</text:span><text:span text:style-name="T14">é</text:span><text:span text:style-name="T10"> aussi par une constante. A chaque pas de temps le jeu actualise la position de chaque objet mobile sur le terrain et vérifie si un but a été marqué. Dans ce cas, les positions des joueurs et de la balle sont réinitialisés. </text:span><text:span text:style-name="T11">Le jeu se joue de manière autonome, chaque joueur choisissant une action a chaque pas de temps en accord à la stratégie que lui a été passée. </text:span></text:p>
      <text:p text:style-name="P4"><text:span text:style-name="T10"/></text:p>
      <text:p text:style-name="P4"><text:span text:style-name="T10"><text:tab/>L’objectif </text:span><text:span text:style-name="T11">est d’implémenter </text:span><text:span text:style-name="T12">des stratégies permettant nos joueurs de gagner la plus grand</text:span><text:span text:style-name="T13">e</text:span><text:span text:style-name="T12"> quantité de matchs contre les stratégies adverses codés par les autres binômes.</text:span><text:span text:style-name="T10"> </text:span><text:span text:style-name="T6">Dans ce rapport, nous allons </text:span><text:span text:style-name="T12">donc </text:span><text:span text:style-name="T6">vous parler de la démarche que nous avons mise au point lors de la conception des stratégies </text:span><text:span text:style-name="T12">tout en abordant les problèmes que nous avons rencontrés. Dans un second temps, nous allons parler de notre implémentation de l’algorithme génétique pour l’optimisation de nos joueurs puis </text:span><text:span text:style-name="T15">notre tentative d’implémentation </text:span><text:span text:style-name="T12">des arbres </text:span><text:span text:style-name="T13">de décision</text:span><text:span text:style-name="T7">.</text:span><text:span text:style-name="T6"> <text:s/></text:span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02:54.383860292</meta:creation-date>
    <dc:date>2018-04-09T12:38:34.426128059</dc:date>
    <meta:editing-duration>PT22M5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330" meta:character-count="2052" meta:non-whitespace-character-count="1710"/>
  </office:meta>
</office:document-meta>
</file>